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P2" style:family="paragraph" style:parent-style-name="Standard">
      <style:text-properties officeooo:paragraph-rsid="001243ed"/>
    </style:style>
    <style:style style:name="P3" style:family="paragraph" style:parent-style-name="Text_20_body">
      <style:paragraph-properties fo:margin-top="0.1665in" fo:margin-bottom="0.0835in" loext:contextual-spacing="false"/>
      <style:text-properties officeooo:rsid="000eea57" officeooo:paragraph-rsid="000eea57"/>
    </style:style>
    <style:style style:name="T1" style:family="text">
      <style:text-properties officeooo:rsid="000eea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43ed" style:font-weight-asian="bold" style:font-weight-complex="bold"/>
    </style:style>
    <style:style style:name="T4" style:family="text">
      <style:text-properties officeooo:rsid="0010b5cf"/>
    </style:style>
    <style:style style:name="T5" style:family="text">
      <style:text-properties officeooo:rsid="001243e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243e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#3: Word Embedding</text:p>
      <text:p text:style-name="P3">Name:_________________________________ <text:s text:c="5"/>Student ID:____________________________</text:p>
      <text:p text:style-name="Standard"/>
      <text:p text:style-name="Standard">Q1: <text:s/>Use your own tokenizer (aka word segmentation model) <text:s/>to define word boundaries and split the given text file into words. <text:s/>Capture the screenshot of your code segment that loads the word segmentation model and uses the model to segment the text fi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2: <text:s/>“UNK” is often used to represent an unknown word (a word which do not exist in your dictionary/training set). You can also represent a rare word with this token as well. <text:s/>How do you define a rare word in your program? Explain in your own words and capture the screenshot of your code segment that is a part of this proces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3: The negative samples are sampled from sampling_table. <text:s/>Look through Keras source code to find out how they sample negative samples. Discuss the sampling technique taught in class and compare it to the Keras source cod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Q4: <text:s/>In your own words, discuss why Sigmoid is chosen as the activation function in the <text:s/>skip-gram mode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5: Visualize the model using TSNE <text:span text:style-name="T4">(scikit-kearn)</text:span> <text:span text:style-name="T1">and Tensorboard Projector</text:span> include the image<text:span text:style-name="T1">(s)</text:span> of your visualization here and discuss what you observe. <text:span text:style-name="T6"><text:s/></text:span><text:span text:style-name="T7">Include the link to your TensorBoard Projector her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Q6: <text:s/>Use the word embeddings from the skip-gram model as pre-trained weights in a classification model. Compare the result the with the same classification model that does not use the pre-trained weights. <text:s/><text:span text:style-name="T5">(it's okay if the result is not what you expected, if that is the case tell us what do you expect to see.)</text:span>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SimSun1" style:font-family-asian="SimSun" style:font-pitch-asian="variable" style:font-size-asian="12pt" style:language-asian="zh" style:country-asian="CN" style:font-name-complex="Lucida Sans2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SimSun1" style:font-family-asian="SimSun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47:36.986941800</meta:creation-date>
    <dc:date>2018-02-04T17:08:18.821717331</dc:date>
    <meta:editing-cycles>5</meta:editing-cycles>
    <meta:editing-duration>PT23H50M34S</meta:editing-duration>
    <meta:generator>LibreOffice/5.0.3.2$MacOSX_X86_64 LibreOffice_project/e5f16313668ac592c1bfb310f4390624e3dbfb75</meta:generator>
    <meta:document-statistic meta:table-count="0" meta:image-count="0" meta:object-count="0" meta:page-count="2" meta:paragraph-count="8" meta:word-count="250" meta:character-count="1540" meta:non-whitespace-character-count="1282"/>
  </office:meta>
</office:document-meta>
</file>